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9c04a"/>
    </style:style>
    <style:style style:name="P2" style:family="paragraph">
      <style:text-properties fo:font-size="12pt" style:font-size-asian="12pt" style:font-size-complex="12pt"/>
    </style:style>
    <style:style style:name="P3" style:family="paragraph" style:parent-style-name="Standard">
      <style:text-properties officeooo:paragraph-rsid="0009c04a"/>
    </style:style>
    <style:style style:name="P4" style:family="paragraph" style:parent-style-name="Standard">
      <style:text-properties officeooo:rsid="000b055b" officeooo:paragraph-rsid="000b055b"/>
    </style:style>
    <style:style style:name="P5" style:family="paragraph" style:parent-style-name="Standard">
      <style:text-properties officeooo:rsid="000b77b1" officeooo:paragraph-rsid="000b77b1"/>
    </style:style>
    <style:style style:name="P6" style:family="paragraph" style:parent-style-name="Text_20_body">
      <style:text-properties officeooo:paragraph-rsid="000bc492"/>
    </style:style>
    <style:style style:name="P7" style:family="paragraph" style:parent-style-name="Text_20_body">
      <style:text-properties officeooo:rsid="000bc492" officeooo:paragraph-rsid="000bc492"/>
    </style:style>
    <style:style style:name="P8" style:family="paragraph" style:parent-style-name="Text_20_body">
      <style:text-properties officeooo:paragraph-rsid="0010232d"/>
    </style:style>
    <style:style style:name="P9" style:family="paragraph" style:parent-style-name="Text_20_body">
      <style:text-properties officeooo:paragraph-rsid="00116125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officeooo:paragraph-rsid="00168e36"/>
    </style:style>
    <style:style style:name="T1" style:family="text">
      <style:text-properties style:text-position="sub 58%"/>
    </style:style>
    <style:style style:name="T2" style:family="text">
      <style:text-properties officeooo:rsid="000bc492"/>
    </style:style>
    <style:style style:name="T3" style:family="text">
      <style:text-properties officeooo:rsid="000d1ace"/>
    </style:style>
    <style:style style:name="T4" style:family="text">
      <style:text-properties officeooo:rsid="000db398"/>
    </style:style>
    <style:style style:name="T5" style:family="text">
      <style:text-properties officeooo:rsid="000ee943"/>
    </style:style>
    <style:style style:name="T6" style:family="text">
      <style:text-properties officeooo:rsid="0010107c"/>
    </style:style>
    <style:style style:name="T7" style:family="text">
      <style:text-properties officeooo:rsid="0010232d"/>
    </style:style>
    <style:style style:name="T8" style:family="text">
      <style:text-properties officeooo:rsid="00116125"/>
    </style:style>
    <style:style style:name="T9" style:family="text">
      <style:text-properties officeooo:rsid="00168e36"/>
    </style:style>
    <style:style style:name="T10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V) QUESTIONS :</text:p>
      <text:p text:style-name="Standard"/>
      <text:p text:style-name="P1">1°) Notons <text:span text:style-name="T4">T</text:span> le point de EPM(SR) ayant la plus petite coordonnée x. Montrez que tout point de EPM(SL) qui est dominé par un point quelconque de EPM(SR) est également dominé par <text:span text:style-name="T4">T</text:span>. </text:p>
      <text:p text:style-name="P1"/>
      <text:p text:style-name="P5">tout les x de SL seront plus petit que <text:span text:style-name="T2">T</text:span>.x <text:span text:style-name="T2">donc la première condition est tout le temps vraie.</text:span></text:p>
      <text:p text:style-name="Standard"/>
      <text:p text:style-name="P8">Soit <text:span text:style-name="T7">T</text:span> un point de EPM(SR) ayant la plus petite coordonnée x.</text:p>
      <text:p text:style-name="P8">Soit <text:span text:style-name="T7">P</text:span> un point de EPM(SL) qui est dominé par un point <text:span text:style-name="T7">Q</text:span> de EPM(SR). Cela signifie que nous avons P.x ≤ Q.x et P.y ≤ Q.y .</text:p>
      <text:p text:style-name="P9">Comme <text:span text:style-name="T7">T</text:span> est un point de EPM(SR), c'est un point efficient. Cela signifie qu'il n'y a pas de point dans EPM(SR) qui est meilleur que <text:span text:style-name="T8">T</text:span> sur au moins un x ou sur au moins <text:span text:style-name="T8">un</text:span> y. <text:s text:c="27"/>Donc nous avons T.x ≤ Q.x et T.y ≤ Q.y.</text:p>
      <text:p text:style-name="Text_20_body">En combinant les deux conditions précédentes, nous obtenons P.x ≤ T.x et P.y ≤ T.y. Cela signifie que <text:span text:style-name="T8">T</text:span> domine <text:span text:style-name="T8">P</text:span>, et donc tout point de EPM(SL) qui est dominé par un point de EPM(SR) est également dominé par <text:span text:style-name="T8">T</text:span>.</text:p>
      <text:p text:style-name="P1"/>
      <text:p text:style-name="P1">2°) Ecrivez l’algorithme de type Diviser-pour-Régner sous forme de pseudo-code, basé sur l’idée décrite à la section II), pour le calcul de EPM(S) d’un ensemble S donné en entrée. Vous pouvez y utiliser les fonctions de la section 3. </text:p>
      <text:p text:style-name="Standard"/>
      <text:p text:style-name="Text_20_body">function EPM(S):</text:p>
      <text:h text:style-name="Heading_20_1" text:outline-level="1">Si S ne contient qu'un élément, renvoyer cet élément</text:h>
      <text:p text:style-name="P10">if len(S) == 1: return S[0]</text:p>
      <text:h text:style-name="Heading_20_1" text:outline-level="1">Si S contient deux éléments, renvoyer le résultat de la fonction domine</text:h>
      <text:p text:style-name="P10">elif len(S) == 2: return domine(S[0], S[1])</text:p>
      <text:h text:style-name="Heading_20_1" text:outline-level="1">Sinon, diviser S en deux ensembles S1 et S2</text:h>
      <text:p text:style-name="P11"><text:span text:style-name="T9">e</text:span>ls<text:span text:style-name="T9">e :</text:span></text:p>
      <text:p text:style-name="P11">S1 = S[:len(S)//2] </text:p>
      <text:p text:style-name="P11">S2 = S[len(S)//2:] </text:p>
      <text:p text:style-name="P11"># Récursivement calculer EPM(S1) et EPM(S2) </text:p>
      <text:p text:style-name="P11">EPM_S1 = EPM(S1) EPM_S2 = EPM(S2) </text:p>
      <text:p text:style-name="P11"># Renvoyer le résultat de la fonction domine avec EPM(S1) et EPM(S2) en entrée return domine(EPM_S1, EPM_S2)</text:p>
      <text:p text:style-name="Standard"/>
      <text:p text:style-name="P1"/>
      <text:p text:style-name="P1">3°) Evaluez la complexité de cet algorithme. </text:p>
      <text:p text:style-name="P1"/>
      <text:p text:style-name="Standard"><text:soft-page-break/>Pour évaluer cette complexité, nous devons prendre en compte le nombre d'appels récursifs effectués à chaque étape de l'algorithme. Comme nous divisons l'ensemble S en deux à chaque étape de la récursion, nous effectuons log(n) appels récursifs lorsque S contient n éléments. Pour chaque appel récursif, nous effectuons une opération de type domine sur chaque élément de l'ensemble S. Donc, la complexité de l'algorithme est de O(n x log(n)). </text:p>
      <text:p text:style-name="P4">O(n x log<text:span text:style-name="T1">2</text:span>(n))</text:p>
      <text:p text:style-name="P1"/>
      <text:p text:style-name="P1">V) IMPLEMENTATION :</text:p>
      <text:p text:style-name="P1"/>
      <text:p text:style-name="P1">1°) Réalisez une implémentation en Python de votre algorithme. Vous pouvez implémenter les fonctions de la section 3 que vous jugerez utiles. Vérifiez sur le jeu de données data1.txt que l’ensemble des points maximaux de ces 256 points, est formé de 6 points. </text:p>
      <text:p text:style-name="P1"/>
      <text:p text:style-name="P1">Coordonnées des 6 points : [</text:p>
      <text:p text:style-name="P1"><text:s text:c="8"/>(104 , 996)</text:p>
      <text:p text:style-name="P1"><text:s text:c="8"/>(674 , 995)</text:p>
      <text:p text:style-name="P1"><text:s text:c="8"/>(907 , 986)</text:p>
      <text:p text:style-name="P1"><text:s text:c="8"/>(963 , 975)</text:p>
      <text:p text:style-name="P1"><text:s text:c="8"/>(964 , 873)</text:p>
      <text:p text:style-name="P1"><text:s text:c="8"/>(999 , 700)</text:p>
      <text:p text:style-name="P1">]</text:p>
      <text:p text:style-name="P1"/>
      <text:p text:style-name="P1">2°) Calculez le nombre de points maximaux pour le jeu de données data2.txt. </text:p>
      <text:p text:style-name="P1"/>
      <text:p text:style-name="P1">Coordonnées des 7 points : [</text:p>
      <text:p text:style-name="P1"><text:s text:c="8"/>(3551 , 9997)</text:p>
      <text:p text:style-name="P1"><text:s text:c="8"/>(5154 , 9991)</text:p>
      <text:p text:style-name="P1"><text:s text:c="8"/>(7744 , 9986)</text:p>
      <text:p text:style-name="P1"><text:s text:c="8"/>(9310 , 9984)</text:p>
      <text:p text:style-name="P1"><text:s text:c="8"/>(9943 , 9396)</text:p>
      <text:p text:style-name="P1"><text:s text:c="8"/>(9974 , 9226)</text:p>
      <text:p text:style-name="P1"><text:s text:c="8"/>(9999 , 4017)</text:p>
      <text:p text:style-name="P1">]</text:p>
      <text:p text:style-name="P1"/>
      <text:p text:style-name="P1">3°) Le jeu de données data3.txt contient 100000 points non triés. Calculez le nombre de points maximaux pour ce jeu </text:p>
      <text:p text:style-name="P1"/>
      <text:p text:style-name="P1">Coordonnées des 15 points : [</text:p>
      <text:p text:style-name="P1"><text:s text:c="8"/>(210380 , 499992)</text:p>
      <text:p text:style-name="P1"><text:s text:c="8"/>(431226 , 499981)</text:p>
      <text:p text:style-name="P1"><text:s text:c="8"/>(460451 , 499954)</text:p>
      <text:p text:style-name="P1"><text:s text:c="8"/>(490889 , 499884)</text:p>
      <text:p text:style-name="P1"><text:s text:c="8"/>(498355 , 499850)</text:p>
      <text:p text:style-name="P1"><text:s text:c="8"/>(499670 , 499473)</text:p>
      <text:p text:style-name="P1"><text:s text:c="8"/>(499832 , 498581)</text:p>
      <text:p text:style-name="P1"><text:s text:c="8"/>(499882 , 496626)</text:p>
      <text:p text:style-name="P1"><text:s text:c="8"/>(499910 , 481428)</text:p>
      <text:p text:style-name="P1"><text:s text:c="8"/>(499926 , 470311)</text:p>
      <text:p text:style-name="P1"><text:s text:c="8"/>(499930 , 419405)</text:p>
      <text:p text:style-name="P1"><text:s text:c="8"/>(499938 , 404426)</text:p>
      <text:p text:style-name="P1"><text:s text:c="8"/>(499949 , 355110)</text:p>
      <text:p text:style-name="P1"><text:s text:c="8"/>(499972 , 297641)</text:p>
      <text:p text:style-name="P1"><text:soft-page-break/><text:s text:c="8"/>(499984 , 283573)</text:p>
      <text:p text:style-name="P1">]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4T10:20:37.282000000</meta:creation-date>
    <meta:generator>LibreOffice/7.2.5.2$Windows_X86_64 LibreOffice_project/499f9727c189e6ef3471021d6132d4c694f357e5</meta:generator>
    <dc:date>2023-01-05T14:13:18.375000000</dc:date>
    <meta:editing-duration>PT37M11S</meta:editing-duration>
    <meta:editing-cycles>12</meta:editing-cycles>
    <meta:document-statistic meta:table-count="0" meta:image-count="0" meta:object-count="0" meta:page-count="3" meta:paragraph-count="61" meta:word-count="566" meta:character-count="3335" meta:non-whitespace-character-count="2568"/>
  </office:meta>
</office:document-meta>
</file>